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Unicode MS" svg:font-family="'Arial Unicode MS', 'Adobe Fangsong Std R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209704"/>
    </style:style>
    <style:style style:name="P2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36db7d"/>
    </style:style>
    <style:style style:name="P3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38c10a"/>
    </style:style>
    <style:style style:name="P4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3e1e58"/>
    </style:style>
    <style:style style:name="P5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style:font-name="Open Sans" officeooo:paragraph-rsid="003e1e58"/>
    </style:style>
    <style:style style:name="P6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paragraph-rsid="0036db7d" style:text-blinking="false" fo:background-color="#fff20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7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fo:color="#000000" style:font-name="Open Sans" fo:font-size="12pt" officeooo:paragraph-rsid="00478e3f" style:font-size-asian="12pt" style:font-size-complex="12pt"/>
    </style:style>
    <style:style style:name="P8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fo:color="#000000" style:font-name="Open Sans" fo:font-size="12pt" officeooo:paragraph-rsid="00488ac5" style:font-size-asian="12pt" style:font-size-complex="12pt"/>
    </style:style>
    <style:style style:name="P9" style:family="paragraph" style:parent-style-name="Heading_20_2">
      <style:paragraph-properties fo:margin-left="0in" fo:margin-right="0in" fo:margin-top="0in" fo:margin-bottom="0.2083in" loext:contextual-spacing="false" style:line-height-at-least="0.3437in" fo:text-align="start" style:justify-single-word="false" fo:orphans="2" fo:widows="2" fo:text-indent="0in" style:auto-text-indent="false" fo:padding="0in" fo:border="none"/>
      <style:text-properties officeooo:paragraph-rsid="0038c10a"/>
    </style:style>
    <style:style style:name="P10" style:family="paragraph" style:parent-style-name="Heading_20_2">
      <style:paragraph-properties fo:margin-left="0in" fo:margin-right="0in" fo:margin-top="0in" fo:margin-bottom="0.2083in" loext:contextual-spacing="false" style:line-height-at-least="0.3437in" fo:text-align="start" style:justify-single-word="false" fo:orphans="2" fo:widows="2" fo:text-indent="0in" style:auto-text-indent="false" fo:padding="0in" fo:border="none"/>
      <style:text-properties fo:color="#000000" style:font-name="Open Sans" fo:font-size="12pt" officeooo:paragraph-rsid="003915da" style:font-size-asian="12pt" style:font-size-complex="12pt"/>
    </style:style>
    <style:style style:name="P11" style:family="paragraph" style:parent-style-name="Heading_20_2">
      <style:paragraph-properties fo:margin-left="0in" fo:margin-right="0in" fo:margin-top="0in" fo:margin-bottom="0.2083in" loext:contextual-spacing="false" style:line-height-at-least="0.3437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italic" style:text-underline-style="none" fo:font-weight="bold" officeooo:rsid="003915da" officeooo:paragraph-rsid="003915da" style:text-blinking="false" fo:background-color="transparent" style:font-name-asian="SimSun" style:font-size-asian="12pt" style:font-style-asian="italic" style:font-weight-asian="bold" style:font-name-complex="Arial" style:font-size-complex="12pt" style:font-style-complex="italic" style:font-weight-complex="bold" loext:padding="0in" loext:border="none"/>
    </style:style>
    <style:style style:name="P12" style:family="paragraph" style:parent-style-name="Text_20_body">
      <style:text-properties fo:color="#000000" style:font-name="Open Sans" fo:font-size="12pt" officeooo:paragraph-rsid="004255c1" style:font-size-asian="12pt" style:font-size-complex="12pt"/>
    </style:style>
    <style:style style:name="P13" style:family="paragraph" style:parent-style-name="Text_20_body">
      <style:text-properties fo:color="#000000" style:font-name="Open Sans" fo:font-size="12pt" officeooo:paragraph-rsid="00478e3f" style:font-size-asian="12pt" style:font-size-complex="12pt"/>
    </style:style>
    <style:style style:name="T1" style:family="text">
      <style:text-properties fo:font-variant="normal" fo:text-transform="none" fo:color="#000000" style:font-name="Open Sans" fo:font-size="12pt" fo:language="en" fo:country="US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" style:family="text">
      <style:text-properties fo:font-variant="normal" fo:text-transform="none" fo:color="#000000" style:font-name="Open Sans" fo:font-size="12pt" fo:language="en" fo:country="US" fo:font-style="normal" fo:font-weight="normal" officeooo:rsid="001ecb67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" style:family="text">
      <style:text-properties fo:font-variant="normal" fo:text-transform="none" fo:color="#000000" style:font-name="Open Sans" fo:font-size="12pt" fo:language="en" fo:country="US" fo:font-style="normal" fo:font-weight="normal" officeooo:rsid="00340f1c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" style:family="text">
      <style:text-properties fo:font-variant="normal" fo:text-transform="none" fo:color="#000000" style:font-name="Open Sans" fo:font-size="12pt" fo:letter-spacing="normal" fo:font-style="normal" fo:font-weight="normal" officeooo:rsid="000cc359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Open Sans" fo:font-size="12pt" fo:letter-spacing="normal" fo:language="en" fo:country="US" fo:font-style="normal" fo:font-weight="normal" officeooo:rsid="001ecb67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6daf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e5f32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564e1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f0198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5e9c2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8c10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ab616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47be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58a0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fe60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4766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cc359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fc68f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4a18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9898f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6a991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a1c1f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aca8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df5e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634e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eb40f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bebab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8af6d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9704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3b08c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2054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f5270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0ff13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ecb6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9df13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affb2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c80ec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2581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40f1c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6db7d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765e7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3915d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4409f6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4255c1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4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df5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fc68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5fe60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49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16a991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0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0eb40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1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9df1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2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normal" officeooo:rsid="002affb2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3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38c10a" style:text-blinking="false" fo:background-color="transparent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54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18af6d" style:text-blinking="false" fo:background-color="transparent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55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14a18a" style:text-blinking="false" fo:background-color="transparent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56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none" fo:font-weight="bold" officeooo:rsid="003b0143" style:text-blinking="false" fo:background-color="transparent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57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solid" style:text-underline-width="auto" style:text-underline-color="font-color" fo:font-weight="normal" officeooo:rsid="0014a18a" style:text-blinking="false" fo:background-color="transparent" loext:char-shading-value="0" style:font-name-asian="SimSun" style:font-size-asian="12pt" style:font-style-asian="normal" style:font-weight-asian="normal" style:font-name-complex="Arial" style:font-size-complex="12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style:text-line-through-style="none" style:text-line-through-type="none" style:font-name="Open Sans" fo:font-size="12pt" fo:letter-spacing="normal" fo:language="en" fo:country="US" fo:font-style="normal" style:text-underline-style="solid" style:text-underline-width="auto" style:text-underline-color="font-color" fo:font-weight="bold" officeooo:rsid="0014a18a" style:text-blinking="false" fo:background-color="transparent" loext:char-shading-value="0" style:font-name-asian="SimSun" style:font-size-asian="12pt" style:font-style-asian="normal" style:font-weight-asian="bold" style:font-name-complex="Arial" style:font-size-complex="12pt" style:font-style-complex="normal" style:font-weight-complex="bold" loext:padding="0in" loext:border="none"/>
    </style:style>
    <style:style style:name="T59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bold" officeooo:rsid="00488ac5" style:text-blinking="false" fo:background-color="transparent" loext:char-shading-value="0" style:font-name-asian="SimSun" style:font-style-asian="normal" style:font-weight-asian="bold" style:font-name-complex="Arial" style:font-style-complex="normal" style:font-weight-complex="bold" loext:padding="0in" loext:border="none"/>
    </style:style>
    <style:style style:name="T60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bold" officeooo:rsid="0038c10a" style:text-blinking="false" fo:background-color="transparent" loext:char-shading-value="0" style:font-name-asian="SimSun" style:font-style-asian="normal" style:font-weight-asian="bold" style:font-name-complex="Arial" style:font-style-complex="normal" style:font-weight-complex="bold" loext:padding="0in" loext:border="none"/>
    </style:style>
    <style:style style:name="T61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bold" officeooo:rsid="0016a991" style:text-blinking="false" fo:background-color="transparent" loext:char-shading-value="0" style:font-name-asian="SimSun" style:font-style-asian="normal" style:font-weight-asian="bold" style:font-name-complex="Arial" style:font-style-complex="normal" style:font-weight-complex="bold" loext:padding="0in" loext:border="none"/>
    </style:style>
    <style:style style:name="T62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38c10a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63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4255c1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64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4409f6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65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41d913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66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488ac5" style:text-blinking="false" fo:background-color="transparent" loext:char-shading-value="0" style:font-name-asian="SimSun" style:font-style-asian="normal" style:font-weight-asian="normal" style:font-name-complex="Arial" style:font-style-complex="normal" style:font-weight-complex="normal" loext:padding="0in" loext:border="none"/>
    </style:style>
    <style:style style:name="T67" style:family="text">
      <style:text-properties fo:font-variant="normal" fo:text-transform="none" fo:letter-spacing="normal" fo:font-style="normal" fo:font-weight="normal"/>
    </style:style>
    <style:style style:name="T68" style:family="text">
      <style:text-properties fo:font-variant="normal" fo:text-transform="none" fo:letter-spacing="normal" fo:font-style="normal" fo:font-weight="normal" officeooo:rsid="004409f6"/>
    </style:style>
    <style:style style:name="T69" style:family="text">
      <style:text-properties officeooo:rsid="004017de"/>
    </style:style>
    <style:style style:name="T70" style:family="text">
      <style:text-properties officeooo:rsid="004255c1"/>
    </style:style>
    <style:style style:name="T71" style:family="text">
      <style:text-properties fo:background-color="transparent" loext:char-shading-value="0"/>
    </style:style>
    <style:style style:name="T72" style:family="text">
      <style:text-properties officeooo:rsid="0041d913" fo:background-color="transparent" loext:char-shading-value="0"/>
    </style:style>
    <style:style style:name="T73" style:family="text">
      <style:text-properties officeooo:rsid="004834e8" fo:background-color="transparent" loext:char-shading-value="0"/>
    </style:style>
    <style:style style:name="T74" style:family="text">
      <style:text-properties officeooo:rsid="00478e3f" fo:background-color="transparent" loext:char-shading-value="0"/>
    </style:style>
    <style:style style:name="T75" style:family="text">
      <style:text-properties officeooo:rsid="00488ac5"/>
    </style:style>
    <style:style style:name="T76" style:family="text">
      <style:text-properties fo:color="#000000" style:font-name="Open Sans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Artist Statement</text:h>
      <text:p text:style-name="P12">The work is about capturing the eternal quality of essence <text:span text:style-name="T70">through </text:span><text:span text:style-name="T67">archetyp</text:span><text:span text:style-name="T68">es</text:span><text:span text:style-name="T70">.</text:span> <text:span text:style-name="T69">By being open t</text:span>o give form to the formles<text:span text:style-name="T75">s: Watching characters come to life embodying new story-lines developing in parallel narrative structures. </text:span></text:p>
      <text:p text:style-name="P13"><text:span text:style-name="T71">The </text:span><text:span text:style-name="T73">goal</text:span><text:span text:style-name="T71"> is </text:span><text:span text:style-name="T73">that </text:span><text:span text:style-name="T71">these gateway symbols </text:span><text:span text:style-name="T73">inspire</text:span><text:span text:style-name="T71"> viewers to </text:span><text:span text:style-name="T72">live in love</text:span><text:span text:style-name="T74"> </text:span><text:span text:style-name="T71">on a quest to</text:span><text:span text:style-name="T74"> </text:span><text:span text:style-name="T71">resonate in </text:span><text:span text:style-name="T72">ever </text:span><text:span text:style-name="T71">higher frequencies – </text:span><text:span text:style-name="T73">a</text:span><text:span text:style-name="T71">nd to see if their perception of the work changes as the grow.</text:span></text:p>
      <text:p text:style-name="P4"><text:span text:style-name="Citation"><text:span text:style-name="T11">Evert A. Robles </text:span></text:span></text:p>
      <text:p text:style-name="P5"><text:span text:style-name="Citation"><text:span text:style-name="T11">20</text:span></text:span><text:span text:style-name="Citation"><text:span text:style-name="T44">21</text:span></text:span></text:p>
      <text:p text:style-name="P5"><text:span text:style-name="Citation"><text:span text:style-name="T44"/></text:span></text:p>
      <text:p text:style-name="P7"><text:span text:style-name="Citation"><text:span text:style-name="T62">To those who, </text:span></text:span><text:span text:style-name="Citation"><text:span text:style-name="T63">having come in contact with the</text:span></text:span><text:span text:style-name="Citation"><text:span text:style-name="T62"> work, feel compelled to decipher narratives are encouraged to </text:span></text:span><text:span text:style-name="Citation"><text:span text:style-name="T64">do so and </text:span></text:span><text:span text:style-name="Citation"><text:span text:style-name="T62">find their own meaning and relevance </text:span></text:span><text:span text:style-name="Citation"><text:span text:style-name="T65">(plz </text:span></text:span><text:span text:style-name="Citation"><text:span text:style-name="T62">feel free to share insights</text:span></text:span><text:span text:style-name="Citation"><text:span text:style-name="T65">)</text:span></text:span><text:span text:style-name="Citation"><text:span text:style-name="T62">.</text:span></text:span></text:p>
      <text:p text:style-name="P7"><text:span text:style-name="Citation"><text:span text:style-name="T11"/></text:span></text:p>
      <text:p text:style-name="P8"><text:span text:style-name="Citation"><text:span text:style-name="T66">Add simavi text</text:span></text:span></text:p>
      <text:h text:style-name="P10" text:outline-level="2"><text:soft-page-break/><text:span text:style-name="T59">T</text:span><text:span text:style-name="T60">he </text:span><text:span text:style-name="T61">Universal Mind</text:span></text:h>
      <text:h text:style-name="P9" text:outline-level="2"><text:span text:style-name="T13">We are all </text:span><text:span text:style-name="T14">simultaneously </text:span><text:span text:style-name="T13">connected, </text:span><text:span text:style-name="T15">not only </text:span><text:span text:style-name="T13">to each other </text:span><text:span text:style-name="T15">but to</text:span><text:span text:style-name="T13"> everything </text:span><text:span text:style-name="T35">around us</text:span><text:span text:style-name="T38"> </text:span><text:span text:style-name="T35">throughout</text:span><text:span text:style-name="T13"> the Universe, </text:span><text:span text:style-name="T15">through the </text:span><text:span text:style-name="T13">Universal Mind </text:span><text:span text:style-name="T23">(</text:span><text:span text:style-name="T15">also refer</text:span><text:span text:style-name="T16">r</text:span><text:span text:style-name="T15">ed to as </text:span><text:span text:style-name="Citation"><text:span text:style-name="T15">U</text:span></text:span><text:span text:style-name="Citation"><text:span text:style-name="T17">niversal subconscious mind, </text:span></text:span><text:span text:style-name="Citation"><text:span text:style-name="T22">U</text:span></text:span><text:span text:style-name="Citation"><text:span text:style-name="T4">niversal consciousness </text:span></text:span><text:span text:style-name="Citation"><text:span text:style-name="T18">or </text:span></text:span><text:span text:style-name="Citation"><text:span text:style-name="T17">God</text:span></text:span><text:span text:style-name="Citation"><text:span text:style-name="T23">)</text:span></text:span><text:span text:style-name="Citation"><text:span text:style-name="T17">. </text:span></text:span><text:span text:style-name="Citation"><text:span text:style-name="T38">It</text:span></text:span><text:span text:style-name="Citation"><text:span text:style-name="T25"> </text:span></text:span><text:span text:style-name="Citation"><text:span text:style-name="T21">e</text:span></text:span><text:span text:style-name="Citation"><text:span text:style-name="T26">ncompass</text:span></text:span><text:span text:style-name="Citation"><text:span text:style-name="T23">es</text:span></text:span><text:span text:style-name="Citation"><text:span text:style-name="T24"> </text:span></text:span><text:span text:style-name="Citation"><text:span text:style-name="T25">all that exists, </text:span></text:span><text:span text:style-name="Citation"><text:span text:style-name="T17">can be </text:span></text:span><text:span text:style-name="Citation"><text:span text:style-name="T25">experienced, perceived or conceptualized: </text:span></text:span><text:span text:style-name="Citation"><text:span text:style-name="T24">T</text:span></text:span><text:span text:style-name="T19">he ultimate potential </text:span><text:span text:style-name="T25">from which anything is</text:span><text:span text:style-name="T19"> possible. The more </text:span><text:span text:style-name="T42">the mind</text:span><text:span text:style-name="T19"> </text:span><text:span text:style-name="T12">perceives </text:span><text:span text:style-name="T19">the </text:span><text:span text:style-name="Citation"><text:span text:style-name="T25">non-conceptual</text:span></text:span><text:span text:style-name="Citation"><text:span text:style-name="T27"> multi-</text:span></text:span><text:span text:style-name="Citation"><text:span text:style-name="T25">dimensional essence </text:span></text:span><text:span text:style-name="Citation"><text:span text:style-name="T24">of the </text:span></text:span><text:span text:style-name="T19">Universal Mind, the more </text:span><text:span text:style-name="T25">connected </text:span><text:span text:style-name="T12">we </text:span><text:span text:style-name="T25">become </text:span><text:span text:style-name="T38">as</text:span><text:span text:style-name="T25"> </text:span><text:span text:style-name="Citation"><text:span text:style-name="T21">o</text:span></text:span><text:span text:style-name="Citation"><text:span text:style-name="T17">ur infinite </text:span></text:span><text:span text:style-name="Citation"><text:span text:style-name="T21">H</text:span></text:span><text:span text:style-name="Citation"><text:span text:style-name="T25">igher </text:span></text:span><text:span text:style-name="Citation"><text:span text:style-name="T21">S</text:span></text:span><text:span text:style-name="Citation"><text:span text:style-name="T25">elf </text:span></text:span><text:span text:style-name="Citation"><text:span text:style-name="T17">guides us </text:span></text:span><text:span text:style-name="Citation"><text:span text:style-name="T25">t</text:span></text:span><text:span text:style-name="Citation"><text:span text:style-name="T27">o</text:span></text:span><text:span text:style-name="Citation"><text:span text:style-name="T25"> become </text:span></text:span><text:span text:style-name="Citation"><text:span text:style-name="T17">its</text:span></text:span><text:span text:style-name="Citation"><text:span text:style-name="T25"> physical manifestation. </text:span></text:span></text:h>
      <text:h text:style-name="P9" text:outline-level="2"><text:span text:style-name="Citation"><text:span text:style-name="T55">N</text:span></text:span><text:a xlink:type="simple" xlink:href="https://en.wiktionary.org/wiki/nonlocal" office:target-frame-name="_blank" xlink:show="new" text:style-name="Internet_20_link" text:visited-style-name="Visited_20_Internet_20_Link"><text:span text:style-name="Citation"><text:span text:style-name="T76">on-local</text:span></text:span></text:a><text:span text:style-name="Citation"><text:span text:style-name="T58"> </text:span></text:span><text:span text:style-name="Citation"><text:span text:style-name="T55">consciousness </text:span></text:span></text:h>
      <text:h text:style-name="P9" text:outline-level="2"><text:span text:style-name="T22">I</text:span><text:span text:style-name="T19">n spite of the fact that experience </text:span><text:span text:style-name="T22">stems </text:span><text:span text:style-name="T19">from the Universal Mind,</text:span><text:span text:style-name="T24"> </text:span><text:span text:style-name="T35">the</text:span><text:span text:style-name="T45"> </text:span><text:span text:style-name="T52">ego (or </text:span><text:span text:style-name="T47">personal mind</text:span><text:span text:style-name="T51">)</text:span><text:span text:style-name="T45"> </text:span><text:span text:style-name="T48">conceptualizes it</text:span><text:span text:style-name="T45"> </text:span><text:span text:style-name="T48">in </text:span><text:span text:style-name="T49">order </text:span><text:span text:style-name="T45">to define </text:span><text:span text:style-name="T46">it – </text:span><text:span text:style-name="T45">instead of </text:span><text:span text:style-name="T50">directly </text:span><text:span text:style-name="T45">experiencing it. </text:span><text:span text:style-name="T49">In contrast, n</text:span><text:a xlink:type="simple" xlink:href="https://en.wiktionary.org/wiki/nonlocal" office:target-frame-name="_blank" xlink:show="new" text:style-name="Internet_20_link" text:visited-style-name="Visited_20_Internet_20_Link"><text:span text:style-name="T19">on-local</text:span></text:a><text:span text:style-name="T57"> </text:span><text:span text:style-name="T19">consciousness</text:span><text:span text:style-name="T20"> </text:span><text:span text:style-name="T19">or non-conceptual reality</text:span><text:span text:style-name="T21"> </text:span><text:span text:style-name="T19">is </text:span><text:span text:style-name="T14">beyond the ego’s grasp.</text:span></text:h>
      <text:p text:style-name="P3"><text:span text:style-name="Citation"><text:span text:style-name="T56">G</text:span></text:span><text:span text:style-name="Citation"><text:span text:style-name="T54">limpse behind the veil</text:span></text:span></text:p>
      <text:p text:style-name="P3"><text:span text:style-name="Citation"><text:span text:style-name="T28">C</text:span></text:span><text:span text:style-name="Citation"><text:span text:style-name="T25">reative visualization</text:span></text:span><text:span text:style-name="Citation"><text:span text:style-name="T41"> </text:span></text:span><text:span text:style-name="Citation"><text:span text:style-name="T28">rooted in </text:span></text:span><text:span text:style-name="Citation"><text:span text:style-name="T16">Universal Higher consciousness reveals </text:span></text:span><text:span text:style-name="Citation"><text:span text:style-name="T29">imagery </text:span></text:span><text:span text:style-name="Citation"><text:span text:style-name="T5">channeled </text:span></text:span><text:span text:style-name="Citation"><text:span text:style-name="T2">to </text:span></text:span><text:span text:style-name="Citation"><text:span text:style-name="T3">offer</text:span></text:span><text:span text:style-name="Citation"><text:span text:style-name="T1"> a glimpse behind the veil. </text:span></text:span><text:span text:style-name="Citation"><text:span text:style-name="T6">A</text:span></text:span><text:span text:style-name="Citation"><text:span text:style-name="T40">s t</text:span></text:span><text:span text:style-name="Citation"><text:span text:style-name="T10">h</text:span></text:span><text:span text:style-name="Citation"><text:span text:style-name="T6">e multi-dimensional narratives </text:span></text:span><text:span text:style-name="Citation"><text:span text:style-name="T10">of </text:span></text:span><text:span text:style-name="Citation"><text:span text:style-name="T12">the </text:span></text:span><text:span text:style-name="Citation"><text:span text:style-name="T31">visual stor</text:span></text:span><text:span text:style-name="Citation"><text:span text:style-name="T37">ies</text:span></text:span><text:span text:style-name="Citation"><text:span text:style-name="T31"> </text:span></text:span><text:span text:style-name="Citation"><text:span text:style-name="T40">are</text:span></text:span><text:span text:style-name="Citation"><text:span text:style-name="T10"> </text:span></text:span><text:span text:style-name="Citation"><text:span text:style-name="T35">deeply rooted in the Univer</text:span></text:span><text:span text:style-name="Citation"><text:span text:style-name="T37">s</text:span></text:span><text:span text:style-name="Citation"><text:span text:style-name="T35">al Mind, </text:span></text:span><text:span text:style-name="Citation"><text:span text:style-name="T40">they</text:span></text:span><text:span text:style-name="Citation"><text:span text:style-name="T6"> illuminate </text:span></text:span><text:span text:style-name="Citation"><text:span text:style-name="T10">its </text:span></text:span><text:span text:style-name="Citation"><text:span text:style-name="T6">unexposed layers.</text:span></text:span><text:span text:style-name="Citation"><text:span text:style-name="T31"> </text:span></text:span></text:p>
      <text:p text:style-name="P3"><text:span text:style-name="Citation"><text:span text:style-name="T31"/></text:span></text:p>
      <text:p text:style-name="P3"><text:span text:style-name="Citation"><text:span text:style-name="T53">Revealing Essence</text:span></text:span></text:p>
      <text:p text:style-name="P2"><text:span text:style-name="Citation"><text:span text:style-name="T37">The </text:span></text:span><text:span text:style-name="Citation"><text:span text:style-name="T31">quest </text:span></text:span><text:span text:style-name="Citation"><text:span text:style-name="T37">is</text:span></text:span><text:span text:style-name="Citation"><text:span text:style-name="T25"> to </text:span></text:span><text:span text:style-name="Citation"><text:span text:style-name="T31">reveal </text:span></text:span><text:span text:style-name="Citation"><text:span text:style-name="T25">essence </text:span></text:span><text:span text:style-name="Citation"><text:span text:style-name="T37">t</text:span></text:span><text:span text:style-name="Citation"><text:span text:style-name="T36">hrough </text:span></text:span><text:span text:style-name="Citation"><text:span text:style-name="T32">funnel</text:span></text:span><text:span text:style-name="Citation"><text:span text:style-name="T30">ing</text:span></text:span><text:span text:style-name="Citation"><text:span text:style-name="T37"> – </text:span></text:span><text:span text:style-name="Citation"><text:span text:style-name="T36">by</text:span></text:span><text:span text:style-name="Citation"><text:span text:style-name="T33"> </text:span></text:span><text:span text:style-name="Citation"><text:span text:style-name="T31">staying open and connected in a process of</text:span></text:span><text:span text:style-name="Citation"><text:span text:style-name="T32"> </text:span></text:span><text:span text:style-name="Citation"><text:span text:style-name="T25">alternat</text:span></text:span><text:span text:style-name="Citation"><text:span text:style-name="T29">ing</text:span></text:span><text:span text:style-name="Citation"><text:span text:style-name="T33"> </text:span></text:span><text:span text:style-name="Citation"><text:span text:style-name="T29">creati</text:span></text:span><text:span text:style-name="Citation"><text:span text:style-name="T36">ve</text:span></text:span><text:span text:style-name="Citation"><text:span text:style-name="T25"> </text:span></text:span><text:span text:style-name="Citation"><text:span text:style-name="T29">and</text:span></text:span><text:span text:style-name="Citation"><text:span text:style-name="T25"> </text:span></text:span><text:span text:style-name="Citation"><text:span text:style-name="T34">intuitive </text:span></text:span><text:span text:style-name="Citation"><text:span text:style-name="T25">analytical phases. </text:span></text:span><text:span text:style-name="Citation"><text:span text:style-name="T7">As the work is </text:span></text:span><text:span text:style-name="Citation"><text:span text:style-name="T16">intuitively felt </text:span></text:span><text:span text:style-name="Citation"><text:span text:style-name="T39">and </text:span></text:span><text:span text:style-name="Citation"><text:span text:style-name="T28">multi-dimensionally</text:span></text:span><text:span text:style-name="Citation"><text:span text:style-name="T16"> interpretable </text:span></text:span><text:span text:style-name="Citation"><text:span text:style-name="T39">in nature</text:span></text:span><text:span text:style-name="Citation"><text:span text:style-name="T6">, </text:span></text:span><text:span text:style-name="Citation"><text:span text:style-name="T9">sourced</text:span></text:span><text:span text:style-name="Citation"><text:span text:style-name="T8"> insights </text:span></text:span><text:span text:style-name="Citation"><text:span text:style-name="T7">depend on the observer </text:span></text:span><text:span text:style-name="Citation"><text:span text:style-name="T12">and their </text:span></text:span><text:span text:style-name="Citation"><text:span text:style-name="T9">state-of-mind</text:span></text:span><text:span text:style-name="Citation"><text:span text:style-name="T8">. </text:span></text:span></text:p>
      <text:p text:style-name="P2"><text:soft-page-break/><text:span text:style-name="Citation"><text:span text:style-name="T8"/></text:span></text:p>
      <text:p text:style-name="P3"><text:span text:style-name="Citation"><text:span text:style-name="T11">Evert A. Robles </text:span></text:span></text:p>
      <text:p text:style-name="P3"><text:span text:style-name="Citation"><text:span text:style-name="T11">20</text:span></text:span><text:span text:style-name="Citation"><text:span text:style-name="T43">21</text:span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Unicode MS" svg:font-family="'Arial Unicode MS', 'Adobe Fangsong Std R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eneraltext" style:family="paragraph" style:parent-style-name="Standard">
      <style:paragraph-properties fo:margin-top="0.1945in" fo:margin-bottom="0.1945in" loext:contextual-spacing="false"/>
      <style:text-properties style:font-name="Arial Unicode MS" fo:font-family="'Arial Unicode MS', 'Adobe Fangsong Std R'" style:font-family-generic="swiss" style:font-pitch="variable" style:font-name-asian="Arial Unicode MS" style:font-family-asian="'Arial Unicode MS', 'Adobe Fangsong Std R'" style:font-family-generic-asian="swiss" style:font-pitch-asian="variable" style:font-name-complex="Arial Unicode MS" style:font-family-complex="'Arial Unicode MS', 'Adobe Fangsong Std R'" style:font-family-generic-complex="swiss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loext:graphic-properties draw:fill="none" draw:fill-color="#ffffff"/>
      <style:paragraph-properties fo:margin-left="0in" fo:margin-right="0in" fo:margin-top="0in" fo:margin-bottom="0in" loext:contextual-spacing="false" style:line-height-at-least="0.3437in" fo:text-align="start" style:justify-single-word="false" fo:orphans="2" fo:widows="2" fo:text-indent="0in" style:auto-text-indent="false" fo:background-color="transparent" fo:padding="0in" fo:border="none"/>
      <style:text-properties officeooo:paragraph-rsid="00209704"/>
    </style:style>
    <style:style style:name="MT1" style:family="text">
      <style:text-properties fo:font-variant="normal" fo:text-transform="none" fo:color="#000000" style:font-name="Open Sans" fo:font-size="12pt" fo:language="en" fo:country="US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Citation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4T14:33:19.556000000</meta:creation-date>
    <dc:date>2021-02-01T07:41:08.432000000</dc:date>
    <meta:editing-duration>PT1H14M18S</meta:editing-duration>
    <meta:editing-cycles>15</meta:editing-cycles>
    <meta:generator>LibreOffice/5.4.3.2$Windows_X86_64 LibreOffice_project/92a7159f7e4af62137622921e809f8546db437e5</meta:generator>
    <meta:document-statistic meta:table-count="0" meta:image-count="0" meta:object-count="0" meta:page-count="3" meta:paragraph-count="17" meta:word-count="329" meta:character-count="2139" meta:non-whitespace-character-count="1817"/>
  </office:meta>
</office:document-meta>
</file>